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Arial" fo:font-size="10pt" style:font-name-asian="Lucida Console" style:font-size-asian="10pt" style:font-name-complex="Lucida Console" style:font-size-complex="10pt"/>
    </style:style>
    <style:style style:name="P2" style:family="paragraph" style:parent-style-name="Standard">
      <style:paragraph-properties style:text-autospace="none"/>
      <style:text-properties style:use-window-font-color="true" style:font-name="Arial" fo:font-size="10pt" fo:background-color="#99ff99" style:font-name-asian="Lucida Console" style:font-size-asian="10pt" style:font-name-complex="Lucida Console" style:font-size-complex="10pt"/>
    </style:style>
    <style:style style:name="P3" style:family="paragraph" style:parent-style-name="Standard">
      <style:paragraph-properties style:text-autospace="none"/>
      <style:text-properties style:use-window-font-color="true" style:font-name="Arial" fo:font-size="10pt" fo:background-color="#ffff99" style:font-name-asian="Lucida Console" style:font-size-asian="10pt" style:font-name-complex="Lucida Console" style:font-size-complex="10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6" style:family="paragraph" style:parent-style-name="Standard">
      <style:paragraph-properties style:text-autospace="none"/>
      <style:text-properties style:use-window-font-color="true" style:font-name="Arial" fo:font-size="10pt" fo:background-color="#ffff99" style:font-name-asian="Lucida Console" style:font-size-asian="10pt" style:font-name-complex="Lucida Consol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498 git reset --hard HEAD (au départ uniquement, pas à chaque fois)<text:line-break/>499 git pull<text:line-break/>501 git checkout develop<text:line-break/>502 git flow init<text:line-break/>503 git flow feature start yte/checkIfAlreadyExistsUser</text:p>
      <text:p text:style-name="P1">507 <text:s/>git pull</text:p>
      <text:p text:style-name="P2">509 <text:s/>git add skillful_network_server/src/main/java/fr/uca/cdr/skillful_network/sec <text:s text:c="3"/>fichier modifié ou rajouté </text:p>
      <text:p text:style-name="P2">510 <text:s/>git add skillful_network_server/src/main/java/fr/uca/cdr/skillful_network/mod<text:tab/>volontairement</text:p>
      <text:p text:style-name="P3">517 <text:s/>git restore skillful_network_server/src/main/java/fr/uca/cdr/skillful_network <text:s text:c="2"/><text:tab/>fichier modifié</text:p>
      <text:p text:style-name="P3">518 <text:s/>git restore skillful_network_server/src/main/java/fr/uca/cdr/skillful_network<text:tab/><text:tab/>involontairement</text:p>
      <text:p text:style-name="P3"><text:tab/>git commit -m "ton message"</text:p>
      <text:p text:style-name="P1">519 <text:s/>git flow finish fgr/genCodeAndEntity</text:p>
      <text:p text:style-name="P1">523 <text:s/>git push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M</meta:editing-duration>
    <meta:editing-cycles>4</meta:editing-cycles>
    <meta:generator>OpenOffice/4.1.7$Win32 OpenOffice.org_project/417m1$Build-9800</meta:generator>
    <dc:date>2020-03-11T16:42:01.55</dc:date>
    <dc:creator>Fabrice Grisi</dc:creator>
    <meta:document-statistic meta:table-count="0" meta:image-count="0" meta:object-count="0" meta:page-count="1" meta:paragraph-count="9" meta:word-count="70" meta:character-count="685"/>
    <meta:user-defined meta:name="Info 1"/>
    <meta:user-defined meta:name="Info 2"/>
    <meta:user-defined meta:name="Info 3"/>
    <meta:user-defined meta:name="Info 4"/>
  </office:meta>
</office:document-meta>
</file>